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/>
          <table:table-cell office:value-type="string" calcext:value-type="string">
            <text:p>Port 0/0/2</text:p>
          </table:table-cell>
          <table:table-cell/>
          <table:table-cell office:value-type="string" calcext:value-type="string">
            <text:p>Port 0/4/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StreamI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/>
          <table:table-cell office:value-type="string" calcext:value-type="string">
            <text:p>Port 0/4/5</text:p>
          </table:table-cell>
          <table:table-cell/>
          <table:table-cell office:value-type="string" calcext:value-type="string">
            <text:p>Port 0/0/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/>
          <table:table-cell office:value-type="string" calcext:value-type="string">
            <text:p>Stream number 0</text:p>
          </table:table-cell>
          <table:table-cell/>
          <table:table-cell office:value-type="string" calcext:value-type="string">
            <text:p>Stream number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Percent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<text:s text:c="2"/>TxBpsL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xBpsL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xPp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xBytes</text:p>
          </table:table-cell>
          <table:table-cell/>
          <table:table-cell office:value-type="float" office:value="11678582190" calcext:value-type="float">
            <text:p>11678582190</text:p>
          </table:table-cell>
          <table:table-cell/>
          <table:table-cell office:value-type="float" office:value="6423340" calcext:value-type="float">
            <text:p>6423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/>
          <table:table-cell office:value-type="float" office:value="106168929" calcext:value-type="float">
            <text:p>106168929</text:p>
          </table:table-cell>
          <table:table-cell/>
          <table:table-cell office:value-type="float" office:value="58394" calcext:value-type="float">
            <text:p>58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RxBpsL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RxBpsL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RxPp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RxBytes</text:p>
          </table:table-cell>
          <table:table-cell/>
          <table:table-cell office:value-type="float" office:value="11678585050" calcext:value-type="float">
            <text:p>11678585050</text:p>
          </table:table-cell>
          <table:table-cell/>
          <table:table-cell office:value-type="float" office:value="6423340" calcext:value-type="float">
            <text:p>6423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/>
          <table:table-cell office:value-type="float" office:value="106168955" calcext:value-type="float">
            <text:p>106168955</text:p>
          </table:table-cell>
          <table:table-cell/>
          <table:table-cell office:value-type="float" office:value="58394" calcext:value-type="float">
            <text:p>583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MisorderPacket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/>
          <table:table-cell office:value-type="float" office:value="422.00813625617" calcext:value-type="float">
            <text:p>422,00813625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AggrMinLatency</text:p>
          </table:table-cell>
          <table:table-cell table:style-name="ce1"/>
          <table:table-cell table:style-name="ce1" office:value-type="float" office:value="9639" calcext:value-type="float">
            <text:p>9639</text:p>
          </table:table-cell>
          <table:table-cell table:style-name="ce1"/>
          <table:table-cell table:style-name="ce1" office:value-type="float" office:value="10224" calcext:value-type="float">
            <text:p>10224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<text:s text:c="2"/>AggrAvgLatency</text:p>
          </table:table-cell>
          <table:table-cell table:style-name="ce1"/>
          <table:table-cell table:style-name="ce1" office:value-type="float" office:value="10749" calcext:value-type="float">
            <text:p>10749</text:p>
          </table:table-cell>
          <table:table-cell table:style-name="ce1"/>
          <table:table-cell table:style-name="ce1" office:value-type="float" office:value="10602" calcext:value-type="float">
            <text:p>1060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/>
          <table:table-cell office:value-type="float" office:value="35690" calcext:value-type="float">
            <text:p>35690</text:p>
          </table:table-cell>
          <table:table-cell/>
          <table:table-cell office:value-type="float" office:value="25739" calcext:value-type="float">
            <text:p>257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/>
          <table:table-cell office:value-type="float" office:value="26051" calcext:value-type="float">
            <text:p>26051</text:p>
          </table:table-cell>
          <table:table-cell/>
          <table:table-cell office:value-type="float" office:value="15515" calcext:value-type="float">
            <text:p>155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/>
          <table:table-cell office:value-type="float" office:value="25665" calcext:value-type="float">
            <text:p>25665</text:p>
          </table:table-cell>
          <table:table-cell/>
          <table:table-cell office:value-type="float" office:value="15202" calcext:value-type="float">
            <text:p>15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/>
          <table:table-cell office:value-type="float" office:value="25665" calcext:value-type="float">
            <text:p>25665</text:p>
          </table:table-cell>
          <table:table-cell/>
          <table:table-cell office:value-type="float" office:value="15202" calcext:value-type="float">
            <text:p>15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47:57.356000000</meta:creation-date>
    <dc:date>2016-08-18T12:50:47.243000000</dc:date>
    <meta:editing-duration>PT2M49S</meta:editing-duration>
    <meta:editing-cycles>1</meta:editing-cycles>
    <meta:document-statistic meta:table-count="1" meta:cell-count="121" meta:object-count="0"/>
    <meta:generator>LibreOffice/5.0.2.2$Windows_x86 LibreOffice_project/37b43f919e4de5eeaca9b9755ed688758a8251fe</meta:generator>
  </office:meta>
</office:document-meta>
</file>